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imes New Roman1" svg:font-family="'Times New Roman', serif"/>
    <style:font-face style:name="Tahoma2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3.193cm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20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23" style:family="paragraph" style:parent-style-name="Standard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24" style:family="paragraph" style:parent-style-name="Standard">
      <style:paragraph-properties fo:margin-left="1.905cm" fo:margin-right="0cm" fo:text-indent="0cm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25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47ff" fo:font-size="10pt" style:font-size-asian="8.75pt" style:font-size-complex="10pt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Times New Roman" fo:font-size="10pt" fo:font-weight="normal" style:font-name-asian="Tahoma2" style:font-size-asian="8.75pt" style:font-weight-asian="normal" style:font-name-complex="Tahoma2" style:font-size-complex="10pt" style:font-weight-complex="normal"/>
    </style:style>
    <style:style style:name="P28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color="#2323dc"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color="#2323dc" style:font-name="Times New Roman1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/>
    </style:style>
    <style:style style:name="P37" style:family="paragraph" style:parent-style-name="Standard" style:list-style-name="L6">
      <style:paragraph-properties fo:margin-left="1.887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38" style:family="paragraph" style:parent-style-name="Standard" style:list-style-name="L6">
      <style:paragraph-properties fo:margin-left="1.887cm" fo:margin-right="0cm" fo:text-align="justify" style:justify-single-word="false" fo:text-indent="0cm" style:auto-text-indent="false"/>
    </style:style>
    <style:style style:name="P39" style:family="paragraph" style:parent-style-name="Standard" style:list-style-name="L7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0" style:family="paragraph" style:parent-style-name="Standard" style:list-style-name="L8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1" style:family="paragraph" style:parent-style-name="Standard" style:list-style-name="L9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2" style:family="paragraph" style:parent-style-name="Standard" style:list-style-name="L11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3" style:family="paragraph" style:parent-style-name="Standard" style:list-style-name="L10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4" style:family="paragraph" style:parent-style-name="Standard" style:list-style-name="L12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P4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6" style:family="paragraph" style:parent-style-name="Heading_20_1">
      <style:text-properties style:font-name="Times New Roman"/>
    </style:style>
    <style:style style:name="P47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48" style:family="paragraph" style:parent-style-name="Heading_20_2">
      <style:text-properties style:use-window-font-color="true" style:font-name="Times New Roman"/>
    </style:style>
    <style:style style:name="P49" style:family="paragraph" style:parent-style-name="Heading_20_2">
      <style:text-properties style:font-name="Times New Roman"/>
    </style:style>
    <style:style style:name="P50" style:family="paragraph" style:parent-style-name="Heading_20_2">
      <style:paragraph-properties fo:margin-left="0cm" fo:margin-right="0cm" fo:text-indent="0cm" style:auto-text-indent="false"/>
      <style:text-properties style:font-name="Times New Roman"/>
    </style:style>
    <style:style style:name="P51" style:family="paragraph" style:parent-style-name="Heading_20_2" style:list-style-name="L1">
      <style:paragraph-properties fo:margin-left="0cm" fo:margin-right="0cm" fo:text-indent="0cm" style:auto-text-indent="false"/>
      <style:text-properties style:font-name="Times New Roman"/>
    </style:style>
    <style:style style:name="P52" style:family="paragraph" style:parent-style-name="Text_20_body" style:list-style-name="WW8Num7"/>
    <style:style style:name="P53" style:family="paragraph" style:parent-style-name="Text_20_body" style:list-style-name="WW8Num7">
      <style:text-properties style:font-name="Times New Roman" fo:font-size="10pt" style:font-name-asian="Verdana" style:font-size-asian="10pt" style:font-name-complex="Verdana" style:font-size-complex="10pt"/>
    </style:style>
    <style:style style:name="P54" style:family="paragraph" style:parent-style-name="Text_20_body" style:list-style-name="WW8Num7">
      <style:text-properties style:font-name="Times New Roman"/>
    </style:style>
    <style:style style:name="P55" style:family="paragraph" style:parent-style-name="Text_20_body" style:list-style-name="WW8Num7">
      <style:text-properties style:use-window-font-color="true" style:font-name="Times New Roman" fo:font-size="10pt" style:font-name-asian="Verdana" style:font-size-asian="10pt" style:font-name-complex="Verdana" style:font-size-complex="10pt"/>
    </style:style>
    <style:style style:name="P56" style:family="paragraph" style:parent-style-name="Text_20_body" style:list-style-name="WW8Num7">
      <style:text-properties style:use-window-font-color="true"/>
    </style:style>
    <style:style style:name="P57" style:family="paragraph" style:parent-style-name="Text_20_body" style:list-style-name="WW8Num7">
      <style:text-properties fo:color="#000000" style:font-name="Times New Roman" fo:font-size="10pt" style:font-name-asian="Tahoma2" style:font-size-asian="10pt" style:font-name-complex="Tahoma2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T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fo:language="pt" fo:country="BR" style:font-size-asian="10pt" style:font-size-complex="10pt"/>
    </style:style>
    <style:style style:name="T10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11" style:family="text">
      <style:text-properties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T12" style:family="text">
      <style:text-properties style:font-name="Times New Roman" fo:font-size="10pt" style:text-underline-style="none" fo:font-weight="normal" style:font-name-asian="Tahoma2" style:font-size-asian="10pt" style:font-weight-asian="normal" style:font-name-complex="Tahoma2" style:font-size-complex="10pt" style:font-weight-complex="normal"/>
    </style:style>
    <style:style style:name="T13" style:family="text">
      <style:text-properties fo:color="#2300dc" style:font-name="Times New Roman" fo:font-size="10pt" style:font-name-asian="Verdana" style:font-size-asian="10pt" style:font-name-complex="Verdana" style:font-size-complex="10pt"/>
    </style:style>
    <style:style style:name="T14" style:family="text">
      <style:text-properties fo:color="#0000ff" style:font-name="Times New Roman" fo:font-size="10pt" style:font-name-asian="Verdana" style:font-size-asian="10pt" style:font-name-complex="Verdana" style:font-size-complex="10pt"/>
    </style:style>
    <style:style style:name="T15" style:family="text">
      <style:text-properties fo:color="#0000ff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6" style:family="text">
      <style:text-properties fo:color="#0000ff" style:font-name="Times New Roman" fo:font-size="10pt" fo:language="pt" fo:country="BR" style:font-size-asian="10pt" style:font-size-complex="10pt"/>
    </style:style>
    <style:style style:name="T17" style:family="text">
      <style:text-properties fo:color="#0000ff" fo:font-size="10pt" style:font-size-asian="10pt" style:font-size-complex="10pt"/>
    </style:style>
    <style:style style:name="T18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9" style:family="text">
      <style:text-properties style:use-window-font-color="true" style:font-name="Times New Roman" fo:font-size="10pt" style:font-name-asian="Verdana" style:font-size-asian="10pt" style:font-name-complex="Verdana" style:font-size-complex="10pt"/>
    </style:style>
    <style:style style:name="T20" style:family="text">
      <style:text-properties style:use-window-font-color="true" style:font-name-asian="Tahoma2" style:font-name-complex="Tahoma2"/>
    </style:style>
    <style:style style:name="T21" style:family="text">
      <style:text-properties style:use-window-font-color="true" fo:font-weight="normal" style:font-name-asian="Tahoma2" style:font-weight-asian="normal" style:font-name-complex="Tahoma2" style:font-weight-complex="normal"/>
    </style:style>
    <style:style style:name="T22" style:family="text">
      <style:text-properties style:use-window-font-color="true" fo:font-size="10pt" style:font-size-asian="8.75pt" style:font-size-complex="10pt"/>
    </style:style>
    <style:style style:name="T23" style:family="text">
      <style:text-properties fo:color="#000000" style:font-name="Times New Roman" fo:font-size="10pt" style:font-name-asian="Tahoma2" style:font-size-asian="10pt" style:font-name-complex="Tahoma2" style:font-size-complex="10pt"/>
    </style:style>
    <style:style style:name="T24" style:family="text">
      <style:text-properties fo:color="#000000" style:font-name="Times New Roman" fo:font-size="10pt" fo:font-style="italic" style:font-name-asian="Tahoma2" style:font-size-asian="10pt" style:font-style-asian="italic" style:font-name-complex="Tahoma2" style:font-size-complex="10pt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2" style:font-weight-asian="normal" style:font-name-complex="Tahoma2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fo:color="#0047ff" fo:font-size="10pt" style:font-size-asian="8.75pt" style:font-size-complex="10pt"/>
    </style:style>
    <style:style style:name="T29" style:family="text">
      <style:text-properties fo:color="#2323dc"/>
    </style:style>
    <style:style style:name="T30" style:family="text">
      <style:text-properties fo:color="#2323dc" style:font-name="Times New Roman" fo:font-size="10pt" fo:font-weight="normal" style:font-name-asian="Tahoma2" style:font-size-asian="10pt" style:font-weight-asian="normal" style:font-name-complex="Tahoma2" style:font-size-complex="10pt" style:font-weight-complex="normal"/>
    </style:style>
    <style:style style:name="T31" style:family="text">
      <style:text-properties style:text-underline-style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Memória Virtual<text:line-break/>Caso de Uso: Cadastar Bem Patrimonial</text:p>
      <text:p text:style-name="P15"/>
      <text:h text:style-name="P46" text:outline-level="1">Breve Descrição</text:h>
      <text:p text:style-name="P14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46" text:outline-level="1">Breve Descrição dos Atores</text:h>
      <text:h text:style-name="P48" text:outline-level="2" text:is-list-header="true">Catalogador – <text:span text:style-name="T25">cadastra, edita e excliu bens patrimoniais do sistema</text:span></text:h>
      <text:h text:style-name="P46" text:outline-level="1">Pré-condições</text:h>
      <text:p text:style-name="P14">O usuário estar logado no sistema</text:p>
      <text:h text:style-name="P46" text:outline-level="1">Fluxo Básico de eventos</text:h>
      <text:list xml:id="list43277274" text:style-name="WW8Num7">
        <text:list-item>
          <text:p text:style-name="P52"><text:span text:style-name="T4">O caso de uso começa quando o catalogador </text:span><text:span text:style-name="T6">seleciona a opção “Cadastrar Bem Patrimonial” e o sistema exibe uma tela com os seguintes campos <text:s/>e opções:</text:span></text:p>
          <text:p text:style-name="P53">- Informações Gerais do Bem Patrimonial</text:p>
          <text:p text:style-name="P53">- Autoria</text:p>
          <text:p text:style-name="P52"><text:span text:style-name="T10">-</text:span><text:span text:style-name="T13"> </text:span><text:span text:style-name="T19">Produção</text:span></text:p>
          <text:p text:style-name="P55">- Descrição</text:p>
          <text:p text:style-name="P56"><text:span text:style-name="T10">-</text:span><text:span text:style-name="T14"> </text:span><text:span text:style-name="T10">Intervenção</text:span></text:p>
          <text:p text:style-name="P56"><text:span text:style-name="T10">-</text:span><text:span text:style-name="T23"> Condições de uso</text:span></text:p>
          <text:p text:style-name="P57">- Histórico e Procedência</text:p>
          <text:p text:style-name="P57">- Assunto e Descritores</text:p>
          <text:p text:style-name="P57">- Audio Visual</text:p>
          <text:p text:style-name="P57">- Fonte de Informação</text:p>
          <text:p text:style-name="P57">- Responsável pela Pesquisa</text:p>
          <text:p text:style-name="P52"><text:span text:style-name="T23">Estes Campos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24">Seção I</text:span><text:span text:style-name="T23"> deste documento.</text:span></text:p>
        </text:list-item>
        <text:list-item>
          <text:p text:style-name="P52"><text:span text:style-name="T4">Após preencher todos </text:span><text:span text:style-name="T7">os dados desejados, o usuário confirma a operação, selecionando a opção “Salvar”.</text:span></text:p>
        </text:list-item>
        <text:list-item>
          <text:p text:style-name="P52"><text:span text:style-name="T4">O Sistema valida o cadastramento e exibe mensagem </text:span><text:span text:style-name="T7">“Bem Patrimonial cadastrado com sucesso”;</text:span></text:p>
        </text:list-item>
        <text:list-item>
          <text:p text:style-name="P54">O caso de uso termina.</text:p>
        </text:list-item>
      </text:list>
      <text:h text:style-name="P46" text:outline-level="1"><text:soft-page-break/>Fluxos Alternativos</text:h>
      <text:h text:style-name="P50" text:outline-level="2" text:is-list-header="true">Fluxo Alternativo 1</text:h>
      <text:p text:style-name="P17"><text:span text:style-name="T5"><text:tab/></text:span><text:span text:style-name="T8">Se no </text:span><text:span text:style-name="T9">Fluxo Básico</text:span><text:span text:style-name="T8"> a qualquer momento o usuário selecionar a opção “Cancelar” o caso de uso termina.</text:span></text:p>
      <text:p text:style-name="P18"/>
      <text:list xml:id="list43277220" text:style-name="L1">
        <text:list-item>
          <text:list>
            <text:list-header>
              <text:h text:style-name="P51" text:outline-level="2">Fluxo Alternativo 2</text:h>
            </text:list-header>
          </text:list>
        </text:list-item>
      </text:list>
      <text:p text:style-name="P16"><text:tab/><text:span text:style-name="T17">Se no passo 2 do </text:span><text:span text:style-name="T18">Fluxo Básico </text:span><text:span text:style-name="T15">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9">, então:</text:span></text:span></text:p>
      <text:p text:style-name="P20"><text:s/>1. <text:s/>O sistema exibe a mensagem:</text:p>
      <text:p text:style-name="P21">a. “O campo &lt;nome do campo&gt; não foi preenchido”;</text:p>
      <text:list xml:id="list43284968" text:style-name="L2">
        <text:list-item>
          <text:p text:style-name="P35">O caso de uso retorna ao passo 1 do fluxo básico.</text:p>
          <text:p text:style-name="P36"/>
        </text:list-item>
      </text:list>
      <text:h text:style-name="P46" text:outline-level="1">Pós-condições</text:h>
      <text:list xml:id="list43285021" text:style-name="L3">
        <text:list-item>
          <text:list>
            <text:list-item>
              <text:p text:style-name="P28">Fluxo Básico: Um novo bem patrimonial está cadastrado no banco de dados do sistema.</text:p>
            </text:list-item>
            <text:list-item>
              <text:p text:style-name="P28">Fluxo Alternativo 1: Não há mudanças no banco de dados do sistema.</text:p>
            </text:list-item>
            <text:list-item>
              <text:p text:style-name="P28">Fluxo Alternativo 2: O cadastro do bem patrimonial está pendente.</text:p>
            </text:list-item>
          </text:list>
        </text:list-item>
      </text:list>
      <text:h text:style-name="P49" text:outline-level="2" text:is-list-header="true"/>
      <text:h text:style-name="P47" text:outline-level="1" text:is-list-header="true">Seção I</text:h>
      <text:p text:style-name="P5"><text:span text:style-name="T20">E</text:span><text:span text:style-name="T21">sta seção contém atributos componentes do Padrão de Descrição da Informação </text:span><text:span text:style-name="T26">referente à estrutura da base de dados do Sistema Memória Virtual.</text:span></text:p>
      <text:p text:style-name="P6"/>
      <text:list xml:id="list43290544" text:style-name="L4">
        <text:list-item>
          <text:p text:style-name="P29">Informações Gerais do Bem Patrimonial</text:p>
          <text:p text:style-name="P29"/>
          <text:list>
            <text:list-header>
              <text:p text:style-name="P29">1.1<text:tab/>Natureza do Bem Patrimonial</text:p>
              <text:list>
                <text:list-item>
                  <text:list>
                    <text:list-header>
                      <text:p text:style-name="P31">Bibliográfico</text:p>
                    </text:list-header>
                  </text:list>
                </text:list-item>
              </text:list>
            </text:list-header>
          </text:list>
        </text:list-item>
      </text:list>
      <text:p text:style-name="P8"><text:span text:style-name="T27"><text:tab/></text:span>Arqueologico</text:p>
      <text:p text:style-name="P9"><text:span text:style-name="T27"><text:tab/></text:span>Arquivístico</text:p>
      <text:p text:style-name="P9"><text:span text:style-name="T27"><text:tab/></text:span>Arquitetônico</text:p>
      <text:p text:style-name="P9"><text:span text:style-name="T27"><text:tab/></text:span>Bem Móvel E Integrado</text:p>
      <text:p text:style-name="P9"><text:span text:style-name="T27"><text:tab/></text:span>Iconográfico</text:p>
      <text:p text:style-name="P9"><text:span text:style-name="T27"><text:tab/></text:span>Natural</text:p>
      <text:p text:style-name="P9"><text:span text:style-name="T27"><text:tab/></text:span>Imaterial</text:p>
      <text:p text:style-name="P9"/>
      <text:list xml:id="list43274495" text:continue-numbering="true" text:style-name="L4">
        <text:list-item>
          <text:list>
            <text:list-header>
              <text:p text:style-name="P29">1.2<text:tab/>Tipo do Bem Patrimonial</text:p>
              <text:list>
                <text:list-item>
                  <text:list>
                    <text:list-header>
                      <text:p text:style-name="P29">Constituído por lista em ordem alfabética auto-completável, com as opções listadas na Natureza do Bem Patrimonial e opção e campo para “Outros”.</text:p>
                      <text:p text:style-name="P29"/>
                    </text:list-header>
                  </text:list>
                </text:list-item>
              </text:list>
              <text:p text:style-name="P29">1.3<text:tab/>Número de Registro</text:p>
              <text:list>
                <text:list-item>
                  <text:list>
                    <text:list-header>
                      <text:p text:style-name="P29">O sistema deverá gerar um número de registro com uma combinação de letras e números, conforme o tipo do Bem Patrimonial e à Instituição a que pertence.</text:p>
                      <text:p text:style-name="P29"/>
                    </text:list-header>
                  </text:list>
                </text:list-item>
              </text:list>
              <text:p text:style-name="P29">1.4<text:tab/>Título</text:p>
              <text:list>
                <text:list-item>
                  <text:list>
                    <text:list-header>
                      <text:p text:style-name="P29">- Campo Editável para o título</text:p>
                      <text:p text:style-name="P29">- Campo Tipo do título, como lista em ordem alfabética auto-completável com as seguintes opções:</text:p>
                      <text:list>
                        <text:list-header>
                          <text:p text:style-name="P31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7"><text:span text:style-name="T27"><text:tab/><text:tab/><text:tab/></text:span>Equivalente</text:p>
      <text:p text:style-name="P7"><text:soft-page-break/><text:span text:style-name="T27"><text:tab/><text:tab/><text:tab/></text:span>Atribuído</text:p>
      <text:p text:style-name="P7"><text:span text:style-name="T27"><text:tab/><text:tab/><text:tab/></text:span>Sub-titulo</text:p>
      <text:p text:style-name="P7"><text:span text:style-name="T27"><text:tab/><text:tab/><text:tab/></text:span>Titulo anterior</text:p>
      <text:p text:style-name="P7"><text:span text:style-name="T27"><text:tab/><text:tab/><text:tab/></text:span>Titulo posterior</text:p>
      <text:p text:style-name="P7"><text:span text:style-name="T27"><text:tab/><text:tab/><text:tab/></text:span>Titulo do suplemento</text:p>
      <text:p text:style-name="P10"><text:span text:style-name="T27"><text:tab/><text:tab/><text:tab/></text:span>Titulo correlato</text:p>
      <text:p text:style-name="P10"/>
      <text:p text:style-name="P10"><text:tab/><text:tab/>-Opção para adicionar novo título:</text:p>
      <text:p text:style-name="P24"><text:tab/><text:tab/>Ao selecionar essa opção, o sistema deve repetir os mesmos campos acimas, <text:tab/><text:tab/>para que seja cadastrado um novo título, pois pode ser mais de um.</text:p>
      <text:p text:style-name="P24"/>
      <text:list xml:id="list43283519" text:continue-numbering="true" text:style-name="L4">
        <text:list-item>
          <text:list>
            <text:list-header>
              <text:p text:style-name="P32">1.5<text:tab/>Coleção, Fundo, Conjunto, Família/Espécie</text:p>
              <text:list text:continue-numbering="true">
                <text:list-header>
                  <text:p text:style-name="P32">-Campo para o nome da coleção à que pertence o item, conforme organização da instituição.</text:p>
                  <text:p text:style-name="P32"/>
                </text:list-header>
              </text:list>
              <text:p text:style-name="P29">1.6<text:tab/>Localização Física Específica</text:p>
              <text:list text:continue-numbering="true">
                <text:list-header>
                  <text:p text:style-name="P29">-Campo Editável para localização física do bem patrimonial no acervo</text:p>
                  <text:p text:style-name="P29"/>
                </text:list-header>
              </text:list>
              <text:p text:style-name="P29">1.7 <text:s/>Coordenadas Geográficas</text:p>
              <text:list text:continue-numbering="true">
                <text:list-header>
                  <text:p text:style-name="P29">-Latitude</text:p>
                  <text:list>
                    <text:list-header>
                      <text:p text:style-name="P29">Campo Editável</text:p>
                    </text:list-header>
                  </text:list>
                  <text:p text:style-name="P29">-Longitude</text:p>
                  <text:list text:continue-numbering="true">
                    <text:list-header>
                      <text:p text:style-name="P29">Campo Editável</text:p>
                    </text:list-header>
                  </text:list>
                </text:list-header>
              </text:list>
              <text:p text:style-name="P29"/>
            </text:list-header>
          </text:list>
        </text:list-item>
        <text:list-item>
          <text:p text:style-name="P29">Autoria</text:p>
        </text:list-item>
      </text:list>
      <text:p text:style-name="P6"/>
      <text:p text:style-name="P25"><text:tab/><text:span text:style-name="T3">Campo em ordem alfabética, auto</text:span><text:span text:style-name="T22">-completável,</text:span><text:span text:style-name="T3"> com a lista de autores já cadastrados conforme caso de uso de Cadastro de Autoria e </text:span><text:span text:style-name="T28">opção para cadastrar novo autor. Ao selecionar cadastrar novo autor, o usuário deve ser levado para o cadastro de autoria, porém, sem perder o cadastro do bem patrimonial.</text:span></text:p>
      <text:p text:style-name="P26"/>
      <text:p text:style-name="P27">Os itens abaixo (3 ao 9) devem ser do tipo campo editável, abrindo opção para escrita somente se selecionado.</text:p>
      <text:list xml:id="list43275998" text:style-name="L5">
        <text:list-item>
          <text:list>
            <text:list-header>
              <text:p text:style-name="P30"/>
            </text:list-header>
          </text:list>
        </text:list-item>
      </text:list>
      <text:list xml:id="list43276774" text:continue-list="list43283519" text:style-name="L4">
        <text:list-item>
          <text:p text:style-name="P29">Produção</text:p>
        </text:list-item>
      </text:list>
      <text:p text:style-name="P6"/>
      <text:list xml:id="list43272812" text:style-name="L6">
        <text:list-item>
          <text:list>
            <text:list-item>
              <text:p text:style-name="P37">Local</text:p>
              <text:list>
                <text:list-item>
                  <text:list>
                    <text:list-item>
                      <text:list>
                        <text:list-header>
                          <text:p text:style-name="P37"><text:s text:c="3"/><text:tab/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7">Ano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11"><text:s/><text:tab/>Campo Editável, <text:s/></text:span><text:span text:style-name="T30">ver formato conforme normas ABNT</text:span></text:p>
                              <text:p text:style-name="P3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Edição e/ou Reimpressão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Outras Responsabilidades</text:p>
              <text:p text:style-name="P37"/>
            </text:list-item>
          </text:list>
        </text:list-item>
      </text:list>
      <text:list xml:id="list43286914" text:continue-list="list43276774" text:style-name="L4">
        <text:list-item>
          <text:p text:style-name="P29">Descrição</text:p>
        </text:list-item>
      </text:list>
      <text:p text:style-name="P6"/>
      <text:p text:style-name="P22"><text:tab/>4.1<text:tab/>Estado de Conservação</text:p>
      <text:p text:style-name="P22"><text:tab/>4.2<text:tab/>Conteúdo</text:p>
      <text:list xml:id="list43266697" text:style-name="L7">
        <text:list-item>
          <text:list>
            <text:list-item>
              <text:p text:style-name="P39">Dimensões</text:p>
            </text:list-item>
            <text:list-item>
              <text:p text:style-name="P39">Notas</text:p>
            </text:list-item>
            <text:list-item>
              <text:p text:style-name="P39">Características Físicas</text:p>
            </text:list-item>
            <text:list-item>
              <text:p text:style-name="P39">Complementos</text:p>
              <text:p text:style-name="P39"><text:soft-page-break/></text:p>
            </text:list-item>
          </text:list>
        </text:list-item>
      </text:list>
      <text:list xml:id="list43281674" text:continue-list="list43286914" text:style-name="L4">
        <text:list-item>
          <text:p text:style-name="P29">Intervenção</text:p>
        </text:list-item>
      </text:list>
      <text:p text:style-name="P6"/>
      <text:list xml:id="list43292699" text:style-name="L8">
        <text:list-item>
          <text:list>
            <text:list-item>
              <text:p text:style-name="P40">Data</text:p>
            </text:list-item>
            <text:list-item>
              <text:p text:style-name="P40">Descrição</text:p>
            </text:list-item>
            <text:list-item>
              <text:p text:style-name="P40">Responsável</text:p>
              <text:p text:style-name="P40"/>
            </text:list-item>
          </text:list>
        </text:list-item>
      </text:list>
      <text:list xml:id="list43286451" text:continue-list="list43281674" text:style-name="L4">
        <text:list-item>
          <text:p text:style-name="P29">Condições de uso</text:p>
        </text:list-item>
      </text:list>
      <text:p text:style-name="P6"/>
      <text:list xml:id="list43293480" text:style-name="L9">
        <text:list-item>
          <text:list>
            <text:list-item>
              <text:p text:style-name="P41">Condições de Acesso</text:p>
            </text:list-item>
            <text:list-item>
              <text:p text:style-name="P41">Instituição</text:p>
            </text:list-item>
            <text:list-item>
              <text:p text:style-name="P41">Legislação</text:p>
            </text:list-item>
            <text:list-item>
              <text:p text:style-name="P41">Proteção</text:p>
            </text:list-item>
            <text:list-item>
              <text:p text:style-name="P41">Condições de Reprodução</text:p>
            </text:list-item>
            <text:list-item>
              <text:p text:style-name="P41">Uso e Aproveitamento</text:p>
              <text:p text:style-name="P41"/>
            </text:list-item>
          </text:list>
        </text:list-item>
      </text:list>
      <text:list xml:id="list43291509" text:continue-list="list43286451" text:style-name="L4">
        <text:list-item>
          <text:p text:style-name="P29">Histórico e Procedência</text:p>
        </text:list-item>
      </text:list>
      <text:p text:style-name="P6"/>
      <text:list xml:id="list43290221" text:style-name="L10">
        <text:list-item>
          <text:list>
            <text:list-item>
              <text:p text:style-name="P43">Procedência</text:p>
            </text:list-item>
            <text:list-item>
              <text:p text:style-name="P43">Tipo de Aquisição</text:p>
            </text:list-item>
            <text:list-item>
              <text:p text:style-name="P43">Proprietário Atual</text:p>
            </text:list-item>
            <text:list-item>
              <text:p text:style-name="P43">Data</text:p>
            </text:list-item>
            <text:list-item>
              <text:p text:style-name="P43">Instrumentos de Pesquisa</text:p>
            </text:list-item>
            <text:list-item>
              <text:p text:style-name="P43">Histórico</text:p>
            </text:list-item>
            <text:list-item>
              <text:p text:style-name="P43">Valor</text:p>
              <text:p text:style-name="P43"/>
            </text:list-item>
          </text:list>
        </text:list-item>
      </text:list>
      <text:list xml:id="list43274925" text:continue-list="list43291509" text:style-name="L4">
        <text:list-item>
          <text:p text:style-name="P29">Documento Aquisição</text:p>
          <text:list>
            <text:list-header>
              <text:p text:style-name="P29"><text:span text:style-name="T4">Descrição: Se houver documento comprobatório do processo de aquisição do bem patrimonial descrito, incluir uma observação indicando sua localização e uma breve descrição.</text:span> </text:p>
              <text:p text:style-name="P29"/>
            </text:list-header>
          </text:list>
        </text:list-item>
        <text:list-item>
          <text:p text:style-name="P29">Assuntos e Descritores</text:p>
          <text:p text:style-name="P29"/>
          <text:list>
            <text:list-header>
              <text:p text:style-name="P29">9.1<text:tab/>Descritor</text:p>
              <text:list>
                <text:list-header>
                  <text:p text:style-name="P34"><text:span text:style-name="T11"><text:s/></text:span><text:span text:style-name="T12">Descrição: </text:span><text:span text:style-name="T11">termos controlados, retirados de um vocabulário pré-definido, que traduzem o conteúdo temático do bem patrimonial. Até cinco palavra chave para cada bem patrimonial.</text:span></text:p>
                  <text:p text:style-name="P29"/>
                </text:list-header>
              </text:list>
              <text:p text:style-name="P29">9.2<text:tab/>Assunto</text:p>
              <text:list text:continue-numbering="true">
                <text:list-header>
                  <text:p text:style-name="P29"><text:span text:style-name="T31">Descrição:</text:span> palavras-chave que traduzem o conteúdo temático do bem patrimonial e que são atribuídos pela instituição gestora. </text:p>
                </text:list-header>
              </text:list>
              <text:p text:style-name="P29"/>
            </text:list-header>
          </text:list>
        </text:list-item>
        <text:list-item>
          <text:p text:style-name="P29">Audio-Visual</text:p>
          <text:p text:style-name="P33">Banco de imagens, textos, sons ou vídeos vinculados aos bens cadastrados </text:p>
          <text:p text:style-name="P32"/>
          <text:list>
            <text:list-header>
              <text:p text:style-name="P29">10.1<text:tab/> Diretório</text:p>
              <text:p text:style-name="P29">10.2 Tipo (Selecionar um da lista abaixo)</text:p>
              <text:list>
                <text:list-header>
                  <text:p text:style-name="P29">Imagem</text:p>
                  <text:p text:style-name="P29">Som</text:p>
                  <text:p text:style-name="P29">Vídeo</text:p>
                </text:list-header>
              </text:list>
            </text:list-header>
          </text:list>
        </text:list-item>
      </text:list>
      <text:p text:style-name="P6"><text:tab/><text:span text:style-name="T29">-Opção para adicionar novas imagens</text:span></text:p>
      <text:p text:style-name="P11"/>
      <text:p text:style-name="P11"/>
      <text:p text:style-name="P11"/>
      <text:list xml:id="list43273348" text:continue-numbering="true" text:style-name="L4">
        <text:list-item>
          <text:p text:style-name="P29"><text:soft-page-break/>Fonte de Informação</text:p>
        </text:list-item>
      </text:list>
      <text:p text:style-name="P6"/>
      <text:p text:style-name="P6"><text:tab/>Os Campos Abaixo são do tipo editáveis.</text:p>
      <text:list xml:id="list43268184" text:style-name="L11">
        <text:list-item>
          <text:list>
            <text:list-item>
              <text:p text:style-name="P42">Bibliografia</text:p>
            </text:list-item>
            <text:list-item>
              <text:p text:style-name="P42">Tipo da Bibliografia</text:p>
              <text:p text:style-name="P42"/>
            </text:list-item>
          </text:list>
        </text:list-item>
      </text:list>
      <text:list xml:id="list43287498" text:continue-list="list43273348" text:style-name="L4">
        <text:list-item>
          <text:p text:style-name="P29">Responsável pela Pesquisa</text:p>
        </text:list-item>
      </text:list>
      <text:p text:style-name="P6"/>
      <text:p text:style-name="P6"><text:tab/>Os Campos Abaixo são do tipo editáveis.</text:p>
      <text:p text:style-name="P23"/>
      <text:list xml:id="list43287730" text:style-name="L12">
        <text:list-item>
          <text:list>
            <text:list-header>
              <text:p text:style-name="P44">12.1<text:tab/>Data</text:p>
              <text:p text:style-name="P44">12.2<text:tab/>Nome</text:p>
              <text:p text:style-name="P44">12.3<text:tab/>Notas do Pesquisador</text:p>
            </text:list-header>
          </text:list>
        </text:list-item>
      </text:list>
      <text:p text:style-name="P23"/>
      <text:p text:style-name="P19"><text:tab/></text:p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imes New Roman1" svg:font-family="'Times New Roman', serif"/>
    <style:font-face style:name="Tahoma2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6/03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7</meta:editing-cycles>
    <meta:editing-duration>PT3H35M1S</meta:editing-duration>
    <meta:generator>BrOffice/3.3$Win32 LibreOffice_project/330m19$Build-301</meta:generator>
    <dc:date>2012-04-24T22:54:30.77</dc:date>
    <meta:document-statistic meta:table-count="2" meta:image-count="1" meta:object-count="0" meta:page-count="5" meta:paragraph-count="142" meta:word-count="912" meta:character-count="5622"/>
  </office:meta>
</office:document-meta>
</file>